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8.934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0.254cm"/>
    </style:style>
    <style:style style:name="co6" style:family="table-column">
      <style:table-column-properties fo:break-before="auto" style:column-width="0.63cm"/>
    </style:style>
    <style:style style:name="co7" style:family="table-column">
      <style:table-column-properties fo:break-before="auto" style:column-width="6.4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5308d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order-bottom="0.74pt solid #b4c7dc" fo:background-color="#158466" fo:border-left="none" fo:border-right="none" fo:border-top="0.74pt solid #b4c7dc"/>
      <style:text-properties fo:color="#ffffff"/>
    </style:style>
    <style:style style:name="ce11" style:family="table-cell" style:parent-style-name="Default">
      <style:table-cell-properties fo:border-bottom="0.74pt solid #b4c7dc" fo:background-color="#999999" fo:border-left="none" fo:border-right="none" fo:border-top="0.74pt solid #b4c7dc"/>
      <style:text-properties fo:color="#ffffff"/>
    </style:style>
    <style:style style:name="ce12" style:family="table-cell" style:parent-style-name="Default">
      <style:table-cell-properties fo:border-bottom="0.74pt solid #b4c7dc" fo:background-color="transparent" fo:border-left="none" fo:border-right="none" fo:border-top="0.74pt solid #b4c7dc"/>
      <style:text-properties fo:color="#ffffff"/>
    </style:style>
    <style:style style:name="ce13" style:family="table-cell" style:parent-style-name="Default">
      <style:table-cell-properties fo:background-color="#ffff00" fo:border="0.74pt solid #b4c7dc"/>
    </style:style>
    <style:style style:name="ce14" style:family="table-cell" style:parent-style-name="Default">
      <style:table-cell-properties fo:background-color="#ff8000" fo:border="0.74pt solid #b4c7dc"/>
      <style:text-properties fo:color="#ff8000"/>
    </style:style>
    <style:style style:name="ce15" style:family="table-cell" style:parent-style-name="Default">
      <style:table-cell-properties fo:background-color="#158466" fo:border="0.74pt solid #b4c7dc"/>
    </style:style>
    <style:style style:name="ce16" style:family="table-cell" style:parent-style-name="Default" style:data-style-name="N107">
      <style:table-cell-properties fo:background-color="#55308d" style:rotation-angle="73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="0.74pt solid #b4c7dc"/>
    </style:style>
    <style:style style:name="ce18" style:family="table-cell" style:parent-style-name="Default">
      <style:table-cell-properties fo:background-color="#999999" fo:border="0.74pt solid #b4c7dc"/>
    </style:style>
    <style:style style:name="ce19" style:family="table-cell" style:parent-style-name="Default">
      <style:table-cell-properties fo:background-color="#55308d"/>
    </style:style>
    <style:style style:name="ce2" style:family="table-cell" style:parent-style-name="Default">
      <style:table-cell-properties fo:border-bottom="0.74pt solid #b4c7dc" fo:border-left="0.74pt solid #b4c7dc" fo:border-right="none" fo:border-top="0.74pt solid #b4c7dc"/>
    </style:style>
    <style:style style:name="ce20" style:family="table-cell" style:parent-style-name="Default" style:data-style-name="N107">
      <style:table-cell-properties fo:background-color="#55308d" style:rotation-angle="73"/>
    </style:style>
    <style:style style:name="ce21" style:family="table-cell" style:parent-style-name="Default">
      <style:table-cell-properties fo:background-color="#55308d" style:rotation-angle="0"/>
    </style:style>
    <style:style style:name="ce22" style:family="table-cell" style:parent-style-name="Default" style:data-style-name="N107">
      <style:table-cell-properties fo:background-color="#55308d" style:rotation-angle="0"/>
      <style:text-properties fo:color="#ffffff"/>
    </style:style>
    <style:style style:name="ce23" style:family="table-cell" style:parent-style-name="Default" style:data-style-name="N107">
      <style:table-cell-properties style:rotation-angle="73"/>
    </style:style>
    <style:style style:name="ce3" style:family="table-cell" style:parent-style-name="Default">
      <style:table-cell-properties fo:border-bottom="0.74pt solid #b4c7dc" fo:border-left="none" fo:border-right="none" fo:border-top="0.74pt solid #b4c7dc"/>
    </style:style>
    <style:style style:name="ce4" style:family="table-cell" style:parent-style-name="Default">
      <style:table-cell-properties fo:border-bottom="0.74pt solid #b4c7dc" fo:background-color="#cccccc" fo:border-left="none" fo:border-right="none" fo:border-top="0.74pt solid #b4c7dc"/>
    </style:style>
    <style:style style:name="ce5" style:family="table-cell" style:parent-style-name="Default">
      <style:table-cell-properties fo:background-color="#55308d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0.74pt solid #b4c7dc" style:text-align-source="fix" style:repeat-content="false" fo:border-left="none" fo:border-right="none" fo:border-top="0.74pt solid #b4c7dc"/>
      <style:paragraph-properties fo:text-align="center" fo:margin-left="0cm"/>
    </style:style>
    <style:style style:name="ce8" style:family="table-cell" style:parent-style-name="Default" style:data-style-name="N37">
      <style:table-cell-properties fo:border-bottom="0.74pt solid #b4c7dc" fo:background-color="#cccccc" style:text-align-source="fix" style:repeat-content="false" fo:border-left="none" fo:border-right="none" fo:border-top="0.74pt solid #b4c7dc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6" style:family="table-cell" style:parent-style-name="Default">
      <style:table-cell-properties fo:background-color="#55308d"/>
      <style:text-properties fo:color="#ffffff" fo:font-weight="bold" style:font-weight-asian="bold" style:font-weight-complex="bold"/>
    </style:style>
    <style:style style:name="ce47" style:family="table-cell" style:parent-style-name="Default">
      <style:table-cell-properties fo:border-bottom="0.74pt solid #b4c7dc" fo:border-left="0.74pt solid #b4c7dc" fo:border-right="none" fo:border-top="0.74pt solid #b4c7dc"/>
    </style:style>
    <style:style style:name="ce48" style:family="table-cell" style:parent-style-name="Default">
      <style:table-cell-properties fo:border-bottom="0.74pt solid #b4c7dc" fo:border-left="none" fo:border-right="none" fo:border-top="0.74pt solid #b4c7dc"/>
    </style:style>
    <style:style style:name="ce49" style:family="table-cell" style:parent-style-name="Default">
      <style:table-cell-properties fo:border-bottom="0.74pt solid #b4c7dc" fo:background-color="#cccccc" fo:border-left="none" fo:border-right="none" fo:border-top="0.74pt solid #b4c7dc"/>
    </style:style>
    <style:style style:name="ce50" style:family="table-cell" style:parent-style-name="Default">
      <style:table-cell-properties fo:background-color="#55308d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1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2" style:family="table-cell" style:parent-style-name="Default" style:data-style-name="N37">
      <style:table-cell-properties fo:border-bottom="0.74pt solid #b4c7dc" style:text-align-source="fix" style:repeat-content="false" fo:border-left="none" fo:border-right="none" fo:border-top="0.74pt solid #b4c7dc"/>
      <style:paragraph-properties fo:text-align="center" fo:margin-left="0cm"/>
    </style:style>
    <style:style style:name="ce53" style:family="table-cell" style:parent-style-name="Default" style:data-style-name="N37">
      <style:table-cell-properties fo:border-bottom="0.74pt solid #b4c7dc" fo:background-color="#cccccc" style:text-align-source="fix" style:repeat-content="false" fo:border-left="none" fo:border-right="none" fo:border-top="0.74pt solid #b4c7dc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order-bottom="0.74pt solid #b4c7dc" fo:background-color="#158466" fo:border-left="none" fo:border-right="none" fo:border-top="0.74pt solid #b4c7dc"/>
      <style:text-properties fo:color="#ffffff"/>
    </style:style>
    <style:style style:name="ce56" style:family="table-cell" style:parent-style-name="Default">
      <style:table-cell-properties fo:border-bottom="0.74pt solid #b4c7dc" fo:background-color="#999999" fo:border-left="none" fo:border-right="none" fo:border-top="0.74pt solid #b4c7dc"/>
      <style:text-properties fo:color="#ffffff"/>
    </style:style>
    <style:style style:name="ce57" style:family="table-cell" style:parent-style-name="Default">
      <style:table-cell-properties fo:border-bottom="0.74pt solid #b4c7dc" fo:background-color="transparent" fo:border-left="none" fo:border-right="none" fo:border-top="0.74pt solid #b4c7dc"/>
      <style:text-properties fo:color="#ffffff"/>
    </style:style>
    <style:style style:name="ce58" style:family="table-cell" style:parent-style-name="Default">
      <style:table-cell-properties fo:background-color="#ffff00" fo:border="0.74pt solid #b4c7dc"/>
    </style:style>
    <style:style style:name="ce59" style:family="table-cell" style:parent-style-name="Default">
      <style:table-cell-properties fo:background-color="#ff8000" fo:border="0.74pt solid #b4c7dc"/>
      <style:text-properties fo:color="#ff8000"/>
    </style:style>
    <style:style style:name="ce60" style:family="table-cell" style:parent-style-name="Default">
      <style:table-cell-properties fo:background-color="#158466" fo:border="0.74pt solid #b4c7dc"/>
    </style:style>
    <style:style style:name="ce61" style:family="table-cell" style:parent-style-name="Default" style:data-style-name="N107">
      <style:table-cell-properties fo:background-color="#55308d" style:rotation-angle="73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order="0.74pt solid #b4c7dc"/>
    </style:style>
    <style:style style:name="ce63" style:family="table-cell" style:parent-style-name="Default">
      <style:table-cell-properties fo:background-color="#999999" fo:border="0.74pt solid #b4c7dc"/>
    </style:style>
    <style:style style:name="ce64" style:family="table-cell" style:parent-style-name="Default">
      <style:table-cell-properties fo:background-color="#55308d"/>
    </style:style>
    <style:style style:name="ce65" style:family="table-cell" style:parent-style-name="Default" style:data-style-name="N107">
      <style:table-cell-properties fo:background-color="#55308d" style:rotation-angle="73"/>
    </style:style>
    <style:style style:name="ce66" style:family="table-cell" style:parent-style-name="Default">
      <style:table-cell-properties fo:background-color="#55308d" style:rotation-angle="0"/>
    </style:style>
    <style:style style:name="ce67" style:family="table-cell" style:parent-style-name="Default" style:data-style-name="N107">
      <style:table-cell-properties fo:background-color="#55308d" style:rotation-angle="0"/>
      <style:text-properties fo:color="#ffffff"/>
    </style:style>
    <style:style style:name="ce68" style:family="table-cell" style:parent-style-name="Default" style:data-style-name="N107">
      <style:table-cell-properties style:rotation-angle="7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7"/>
        <table:table-column table:style-name="co2" table:default-cell-style-name="ce48"/>
        <table:table-column table:style-name="co3" table:number-columns-repeated="2" table:default-cell-style-name="ce52"/>
        <table:table-column table:style-name="co4" table:default-cell-style-name="ce55"/>
        <table:table-column table:style-name="co5" table:default-cell-style-name="ce57"/>
        <table:table-column table:style-name="co6" table:number-columns-repeated="10" table:default-cell-style-name="ce62"/>
        <table:table-column table:style-name="co7" table:default-cell-style-name="ce62"/>
        <table:table-column table:style-name="co8" table:default-cell-style-name="ce48"/>
        <table:table-column table:style-name="co6" table:number-columns-repeated="12" table:default-cell-style-name="Default"/>
        <table:table-row table:style-name="ro1">
          <table:table-cell table:style-name="Default" table:number-columns-repeated="4"/>
          <table:table-cell table:style-name="ce54" office:value-type="string" calcext:value-type="string">
            <text:p>Initial</text:p>
          </table:table-cell>
          <table:table-cell table:style-name="Default"/>
          <table:table-cell table:style-name="ce58"/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Default" table:number-columns-repeated="4"/>
          <table:table-cell table:style-name="ce54" office:value-type="string" calcext:value-type="string">
            <text:p>Retard / Dépassement</text:p>
          </table:table-cell>
          <table:table-cell table:style-name="Default"/>
          <table:table-cell table:style-name="ce59"/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Default" table:number-columns-repeated="4"/>
          <table:table-cell table:style-name="ce54" office:value-type="string" calcext:value-type="string">
            <text:p>Réalisé dans les délais</text:p>
          </table:table-cell>
          <table:table-cell table:style-name="Default"/>
          <table:table-cell table:style-name="ce60"/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ce46" table:number-columns-repeated="2"/>
          <table:table-cell table:style-name="ce50" office:value-type="string" calcext:value-type="string" table:number-columns-spanned="2" table:number-rows-spanned="1">
            <text:p>Fin</text:p>
          </table:table-cell>
          <table:covered-table-cell table:style-name="ce46"/>
          <table:table-cell table:style-name="ce46" table:number-columns-repeated="11"/>
          <table:table-cell table:style-name="ce64"/>
          <table:table-cell table:style-name="ce66"/>
          <table:table-cell table:style-name="ce46"/>
          <table:table-cell table:number-columns-repeated="12"/>
        </table:table-row>
        <table:table-row table:style-name="ro2">
          <table:table-cell table:style-name="ce46" office:value-type="string" calcext:value-type="string">
            <text:p>ID</text:p>
          </table:table-cell>
          <table:table-cell table:style-name="ce46" office:value-type="string" calcext:value-type="string">
            <text:p>Tâche</text:p>
          </table:table-cell>
          <table:table-cell table:style-name="ce51" office:value-type="string" calcext:value-type="string">
            <text:p>Initiale</text:p>
          </table:table-cell>
          <table:table-cell table:style-name="ce51" office:value-type="string" calcext:value-type="string">
            <text:p>Réelle</text:p>
          </table:table-cell>
          <table:table-cell table:style-name="ce46" office:value-type="string" calcext:value-type="string">
            <text:p>Statut</text:p>
          </table:table-cell>
          <table:table-cell table:style-name="ce46"/>
          <table:table-cell table:style-name="ce61" office:value-type="date" office:date-value="2022-03-04" calcext:value-type="date">
            <text:p>04/03</text:p>
          </table:table-cell>
          <table:table-cell table:style-name="ce61" table:formula="of:=[.G5]+1" office:value-type="date" office:date-value="2022-03-05" calcext:value-type="date">
            <text:p>05/03</text:p>
          </table:table-cell>
          <table:table-cell table:style-name="ce61" table:formula="of:=[.H5]+2" office:value-type="date" office:date-value="2022-03-07" calcext:value-type="date">
            <text:p>07/03</text:p>
          </table:table-cell>
          <table:table-cell table:style-name="ce61" table:formula="of:=[.I5]+1" office:value-type="date" office:date-value="2022-03-08" calcext:value-type="date">
            <text:p>08/03</text:p>
          </table:table-cell>
          <table:table-cell table:style-name="ce61" table:formula="of:=[.J5]+6" office:value-type="date" office:date-value="2022-03-14" calcext:value-type="date">
            <text:p>14/03</text:p>
          </table:table-cell>
          <table:table-cell table:style-name="ce61" table:formula="of:=[.K5]+1" office:value-type="date" office:date-value="2022-03-15" calcext:value-type="date">
            <text:p>15/03</text:p>
          </table:table-cell>
          <table:table-cell table:style-name="ce61" table:formula="of:=[.L5]+6" office:value-type="date" office:date-value="2022-03-21" calcext:value-type="date">
            <text:p>21/03</text:p>
          </table:table-cell>
          <table:table-cell table:style-name="ce61" table:formula="of:=[.M5]+1" office:value-type="date" office:date-value="2022-03-22" calcext:value-type="date">
            <text:p>22/03</text:p>
          </table:table-cell>
          <table:table-cell table:style-name="ce61" table:formula="of:=[.N5]+6" office:value-type="date" office:date-value="2022-03-28" calcext:value-type="date">
            <text:p>28/03</text:p>
          </table:table-cell>
          <table:table-cell table:style-name="ce65"/>
          <table:table-cell table:style-name="ce67" office:value-type="string" calcext:value-type="string">
            <text:p>Commentaire</text:p>
          </table:table-cell>
          <table:table-cell table:style-name="ce46" office:value-type="string" calcext:value-type="string">
            <text:p>Porteur</text:p>
          </table:table-cell>
          <table:table-cell table:style-name="ce68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ster les tâches et les estimer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60"/>
          <table:table-cell table:number-columns-repeated="9"/>
          <table:table-cell office:value-type="string" calcext:value-type="string">
            <text:p>Liste des tâches et création d’un Trello</text:p>
          </table:table-cell>
          <table:table-cell office:value-type="string" calcext:value-type="string">
            <text:p>Tous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fecter les tâches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60"/>
          <table:table-cell table:number-columns-repeated="10"/>
          <table:table-cell office:value-type="string" calcext:value-type="string">
            <text:p>Tous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dentifier journal 1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60"/>
          <table:table-cell table:number-columns-repeated="10"/>
          <table:table-cell office:value-type="string" calcext:value-type="string">
            <text:p>Mehdi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ntifier journal 2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60"/>
          <table:table-cell table:number-columns-repeated="10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dentifier journal 3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60"/>
          <table:table-cell table:number-columns-repeated="10"/>
          <table:table-cell office:value-type="string" calcext:value-type="string">
            <text:p>Erwan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ttre en place GIT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60"/>
          <table:table-cell table:number-columns-repeated="9"/>
          <table:table-cell office:value-type="string" calcext:value-type="string">
            <text:p>Création d’un dépôt GitHub</text:p>
          </table:table-cell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e en place de l'environnement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60"/>
          <table:table-cell table:number-columns-repeated="9"/>
          <table:table-cell office:value-type="string" calcext:value-type="string">
            <text:p>Installation GIT, clone Repo.</text:p>
          </table:table-cell>
          <table:table-cell office:value-type="string" calcext:value-type="string">
            <text:p>Tous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éliser la BDD</text:p>
          </table:table-cell>
          <table:table-cell table:number-columns-repeated="2" office:value-type="date" office:date-value="2022-03-07" calcext:value-type="date">
            <text:p>07/03/22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table:style-name="ce60"/>
          <table:table-cell table:number-columns-repeated="9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éer la base de données</text:p>
          </table:table-cell>
          <table:table-cell table:number-columns-repeated="2" office:value-type="date" office:date-value="2022-03-07" calcext:value-type="date">
            <text:p>07/03/22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table:style-name="ce60"/>
          <table:table-cell table:number-columns-repeated="9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rapping journal 1</text:p>
          </table:table-cell>
          <table:table-cell office:value-type="date" office:date-value="2022-03-14" calcext:value-type="date">
            <text:p>14/03/22</text:p>
          </table:table-cell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60" table:number-columns-repeated="3"/>
          <table:table-cell table:style-name="ce59" table:number-columns-repeated="2"/>
          <table:table-cell table:number-columns-repeated="4"/>
          <table:table-cell office:value-type="string" calcext:value-type="string">
            <text:p>Mehdi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rapping journal 2</text:p>
          </table:table-cell>
          <table:table-cell table:number-columns-repeated="2" office:value-type="date" office:date-value="2022-03-14" calcext:value-type="date">
            <text:p>14/03/22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60" table:number-columns-repeated="3"/>
          <table:table-cell table:number-columns-repeated="6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crapping journal 3</text:p>
          </table:table-cell>
          <table:table-cell office:value-type="date" office:date-value="2022-03-14" calcext:value-type="date">
            <text:p>14/03/22</text:p>
          </table:table-cell>
          <table:table-cell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60" table:number-columns-repeated="3"/>
          <table:table-cell table:style-name="ce59" table:number-columns-repeated="4"/>
          <table:table-cell table:number-columns-repeated="2"/>
          <table:table-cell office:value-type="string" calcext:value-type="string">
            <text:p>Erwan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égration en BDD 2 journaux</text:p>
          </table:table-cell>
          <table:table-cell office:value-type="date" office:date-value="2022-03-14" calcext:value-type="date">
            <text:p>14/03/22</text:p>
          </table:table-cell>
          <table:table-cell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ce60" table:number-columns-repeated="2"/>
          <table:table-cell table:number-columns-repeated="5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rd Cloud</text:p>
          </table:table-cell>
          <table:table-cell table:number-columns-repeated="2" office:value-type="date" office:date-value="2022-03-18" calcext:value-type="date">
            <text:p>18/03/22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ce60" table:number-columns-repeated="2"/>
          <table:table-cell table:number-columns-repeated="5"/>
          <table:table-cell office:value-type="string" calcext:value-type="string">
            <text:p>Mehdi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éation de l'environnement virtuel et génération fichiers</text:p>
          </table:table-cell>
          <table:table-cell table:number-columns-repeated="2" office:value-type="date" office:date-value="2022-03-14" calcext:value-type="date">
            <text:p>14/03/22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ce60"/>
          <table:table-cell table:number-columns-repeated="6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pliquer l'environnement virtuel</text:p>
          </table:table-cell>
          <table:table-cell office:value-type="date" office:date-value="2022-03-18" calcext:value-type="date">
            <text:p>18/03/22</text:p>
          </table:table-cell>
          <table:table-cell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ce58" table:number-columns-repeated="4"/>
          <table:table-cell table:style-name="ce59"/>
          <table:table-cell table:number-columns-repeated="2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Appliquer l'environnement virtuel</text:p>
          </table:table-cell>
          <table:table-cell table:style-name="ce53" office:value-type="date" office:date-value="2022-03-18" calcext:value-type="date">
            <text:p>18/03/22</text:p>
          </table:table-cell>
          <table:table-cell table:style-name="ce53" office:value-type="date" office:date-value="2022-03-28" calcext:value-type="date">
            <text:p>28/03/22</text:p>
          </table:table-cell>
          <table:table-cell table:style-name="ce56" office:value-type="string" calcext:value-type="string">
            <text:p>Cancel</text:p>
          </table:table-cell>
          <table:table-cell table:number-columns-repeated="5"/>
          <table:table-cell table:style-name="ce58" table:number-columns-repeated="4"/>
          <table:table-cell table:style-name="ce63"/>
          <table:table-cell table:number-columns-repeated="2"/>
          <table:table-cell table:style-name="ce49" office:value-type="string" calcext:value-type="string">
            <text:p>Mehdi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pliquer l'environnement virtuel</text:p>
          </table:table-cell>
          <table:table-cell office:value-type="date" office:date-value="2022-03-18" calcext:value-type="date">
            <text:p>18/03/22</text:p>
          </table:table-cell>
          <table:table-cell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ce58" table:number-columns-repeated="4"/>
          <table:table-cell table:style-name="ce59"/>
          <table:table-cell table:number-columns-repeated="2"/>
          <table:table-cell office:value-type="string" calcext:value-type="string">
            <text:p>Erwan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égration journal 2</text:p>
          </table:table-cell>
          <table:table-cell office:value-type="date" office:date-value="2022-03-21" calcext:value-type="date">
            <text:p>21/03/22</text:p>
          </table:table-cell>
          <table:table-cell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58"/>
          <table:table-cell table:style-name="ce60"/>
          <table:table-cell table:number-columns-repeated="4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égration journal 3</text:p>
          </table:table-cell>
          <table:table-cell office:value-type="date" office:date-value="2022-03-21" calcext:value-type="date">
            <text:p>21/03/22</text:p>
          </table:table-cell>
          <table:table-cell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58" table:number-columns-repeated="3"/>
          <table:table-cell table:style-name="ce59"/>
          <table:table-cell table:number-columns-repeated="2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eprocessing - des articles</text:p>
          </table:table-cell>
          <table:table-cell table:number-columns-repeated="2" office:value-type="date" office:date-value="2022-03-18" calcext:value-type="date">
            <text:p>18/03/22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60"/>
          <table:table-cell table:number-columns-repeated="5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9" office:value-type="string" calcext:value-type="string">
            <text:p>Lemmatization en français</text:p>
          </table:table-cell>
          <table:table-cell table:style-name="ce53" office:value-type="date" office:date-value="2022-03-18" calcext:value-type="date">
            <text:p>18/03/22</text:p>
          </table:table-cell>
          <table:table-cell table:style-name="ce53" office:value-type="date" office:date-value="2022-03-28" calcext:value-type="date">
            <text:p>28/03/22</text:p>
          </table:table-cell>
          <table:table-cell table:style-name="ce56" office:value-type="string" calcext:value-type="string">
            <text:p>Cancel</text:p>
          </table:table-cell>
          <table:table-cell table:number-columns-repeated="6"/>
          <table:table-cell table:style-name="ce58" table:number-columns-repeated="3"/>
          <table:table-cell table:style-name="ce63"/>
          <table:table-cell table:number-columns-repeated="2"/>
          <table:table-cell table:style-name="ce49" office:value-type="string" calcext:value-type="string">
            <text:p>Mehdi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ster les IA</text:p>
          </table:table-cell>
          <table:table-cell table:number-columns-repeated="2" office:value-type="date" office:date-value="2022-03-18" calcext:value-type="date">
            <text:p>18/03/22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60"/>
          <table:table-cell table:number-columns-repeated="5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dentifier best ia</text:p>
          </table:table-cell>
          <table:table-cell table:number-columns-repeated="2" office:value-type="date" office:date-value="2022-03-23" calcext:value-type="date">
            <text:p>23/03/22</text:p>
          </table:table-cell>
          <table:table-cell office:value-type="string" calcext:value-type="string">
            <text:p>Done</text:p>
          </table:table-cell>
          <table:table-cell table:number-columns-repeated="7"/>
          <table:table-cell table:style-name="ce60"/>
          <table:table-cell table:number-columns-repeated="4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ster les IA</text:p>
          </table:table-cell>
          <table:table-cell table:number-columns-repeated="2" office:value-type="date" office:date-value="2022-03-23" calcext:value-type="date">
            <text:p>23/03/22</text:p>
          </table:table-cell>
          <table:table-cell office:value-type="string" calcext:value-type="string">
            <text:p>Done</text:p>
          </table:table-cell>
          <table:table-cell table:number-columns-repeated="7"/>
          <table:table-cell table:style-name="ce60"/>
          <table:table-cell table:number-columns-repeated="4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st Global du projet</text:p>
          </table:table-cell>
          <table:table-cell table:number-columns-repeated="2"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9"/>
          <table:table-cell table:style-name="ce60"/>
          <table:table-cell table:number-columns-repeated="2"/>
          <table:table-cell office:value-type="string" calcext:value-type="string">
            <text:p>Tous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ocumentation du projet</text:p>
          </table:table-cell>
          <table:table-cell table:number-columns-repeated="2"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9"/>
          <table:table-cell table:style-name="ce60"/>
          <table:table-cell table:number-columns-repeated="2"/>
          <table:table-cell office:value-type="string" calcext:value-type="string">
            <text:p>Tou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8" table:number-columns-repeated="4"/>
          <table:table-cell table:number-columns-repeated="24"/>
        </table:table-row>
        <table:table-row table:style-name="ro1">
          <table:table-cell table:style-name="ce46" office:value-type="string" calcext:value-type="string">
            <text:p>Trello :</text:p>
          </table:table-cell>
          <table:table-cell table:style-name="Default" office:value-type="string" calcext:value-type="string">
            <text:p><text:a xlink:href="https://trello.com/b/CDn1ZfFW/conduite-de-projet" xlink:type="simple">https://trello.com/b/CDn1ZfFW/conduite-de-projet</text:a></text:p>
          </table:table-cell>
          <table:table-cell table:style-name="Default" table:number-columns-repeated="16"/>
          <table:table-cell table:number-columns-repeated="12"/>
        </table:table-row>
        <table:table-row table:style-name="ro1">
          <table:table-cell table:style-name="ce46" office:value-type="string" calcext:value-type="string">
            <text:p>GIT :</text:p>
          </table:table-cell>
          <table:table-cell table:style-name="Default" office:value-type="string" calcext:value-type="string">
            <text:p><text:a xlink:href="https://github.com/aurao22/ema_lannuontimes" xlink:type="simple">https://github.com/aurao22/ema_lannuontimes</text:a></text:p>
          </table:table-cell>
          <table:table-cell table:style-name="Default" table:number-columns-repeated="16"/>
          <table:table-cell table:number-columns-repeated="12"/>
        </table:table-row>
      </table:table>
      <table:named-expressions/>
      <table:database-ranges>
        <table:database-range table:name="__Anonymous_Sheet_DB__0" table:target-range-address="Feuille1.A6:Feuille1.R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09:11:13.83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21:15:47.061000000</meta:creation-date>
    <dc:date>2022-03-28T22:07:31.331000000</dc:date>
    <meta:editing-duration>PT51M19S</meta:editing-duration>
    <meta:editing-cycles>53</meta:editing-cycles>
    <meta:generator>LibreOffice/7.3.0.3$Windows_X86_64 LibreOffice_project/0f246aa12d0eee4a0f7adcefbf7c878fc2238db3</meta:generator>
    <meta:document-statistic meta:table-count="1" meta:cell-count="189" meta:object-count="0"/>
  </office:meta>
</office:document-meta>
</file>